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891cm" svg:y="0.79cm">
            <draw:object draw:notify-on-update-of-ranges="Sheet1.A2:Sheet1.A2 Sheet1.C2:Sheet1.C8 Sheet1.A9:Sheet1.A9 Sheet1.C9:Sheet1.C15 Sheet1.A16:Sheet1.A16 Sheet1.C16:Sheet1.C22 Sheet1.A23:Sheet1.A23 Sheet1.C23:Sheet1.C2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16.362cm" svg:y="11.236cm">
            <draw:object draw:notify-on-update-of-ranges="Sheet1.E27:Sheet1.E30 Sheet1.F27:Sheet1.F3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A(omega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,75</text:p>
          </table:table-cell>
          <table:table-cell office:value-type="float" office:value="1.15" calcext:value-type="float">
            <text:p>1,15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1.06" calcext:value-type="float">
            <text:p>1,0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 office:value-type="float" office:value="1.26" calcext:value-type="float">
            <text:p>1,2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office:value-type="float" office:value="1.75" calcext:value-type="float">
            <text:p>1,7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7" calcext:value-type="float">
            <text:p>0,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75" calcext:value-type="float">
            <text:p>0,75</text:p>
          </table:table-cell>
          <table:table-cell office:value-type="float" office:value="1.15" calcext:value-type="float">
            <text:p>1,1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51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.03" calcext:value-type="float">
            <text:p>1,03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.11" calcext:value-type="float">
            <text:p>1,11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75" calcext:value-type="float">
            <text:p>0,75</text:p>
          </table:table-cell>
          <table:table-cell office:value-type="float" office:value="1.15" calcext:value-type="float">
            <text:p>1,15</text:p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style-name="ce1" office:value-type="float" office:value="1.5" calcext:value-type="float">
            <text:p>1,5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1:01:55.044000000</meta:creation-date>
    <dc:date>2015-10-20T21:48:53.025000000</dc:date>
    <meta:editing-duration>PT46M50S</meta:editing-duration>
    <meta:editing-cycles>17</meta:editing-cycles>
    <meta:generator>LibreOffice/4.3.7.2$Windows_x86 LibreOffice_project/8a35821d8636a03b8bf4e15b48f59794652c68ba</meta:generator>
    <meta:document-statistic meta:table-count="1" meta:cell-count="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3.454cm" style:legend-expansion="high" chart:style-name="ch2"/>
        <chart:plot-area chart:style-name="ch3" table:cell-range-address="Sheet1.A2:Sheet1.A2 Sheet1.C2:Sheet1.C29 Sheet1.A9:Sheet1.A9 Sheet1.A16:Sheet1.A16 Sheet1.A23:Sheet1.A23" chart:data-source-has-labels="row" svg:x="0.32cm" svg:y="0.18cm" svg:width="13.355cm" svg:height="8.64cm">
          <chartooo:coordinate-region svg:x="1.047cm" svg:y="0.379cm" svg:width="12.53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label-cell-address="Sheet1.A2:Sheet1.A2" chart:class="chart:line">
            <chart:data-point chart:repeated="7"/>
          </chart:series>
          <chart:series chart:style-name="ch7" chart:values-cell-range-address="Sheet1.C9:Sheet1.C15" chart:label-cell-address="Sheet1.A9:Sheet1.A9" chart:class="chart:line">
            <chart:data-point chart:repeated="7"/>
          </chart:series>
          <chart:series chart:style-name="ch8" chart:values-cell-range-address="Sheet1.C16:Sheet1.C22" chart:label-cell-address="Sheet1.A16:Sheet1.A16" chart:class="chart:line">
            <chart:data-point chart:repeated="7"/>
          </chart:series>
          <chart:series chart:style-name="ch9" chart:values-cell-range-address="Sheet1.C23:Sheet1.C29" chart:label-cell-address="Sheet1.A23:Sheet1.A2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A2:Sheet1.A2</svg:desc>
                </draw:g>
              </table:table-cell>
              <table:table-cell office:value-type="string">
                <text:p>0,5</text:p>
                <draw:g>
                  <svg:desc>Sheet1.A9:Sheet1.A9</svg:desc>
                </draw:g>
              </table:table-cell>
              <table:table-cell office:value-type="string">
                <text:p>0,1</text:p>
                <draw:g>
                  <svg:desc>Sheet1.A16:Sheet1.A16</svg:desc>
                </draw:g>
              </table:table-cell>
              <table:table-cell office:value-type="string">
                <text:p>0,01</text:p>
                <draw:g>
                  <svg:desc>Sheet1.A23:Sheet1.A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C9:Sheet1.C15</svg:desc>
                </draw:g>
              </table:table-cell>
              <table:table-cell office:value-type="float" office:value="0">
                <text:p>0</text:p>
                <draw:g>
                  <svg:desc>Sheet1.C16:Sheet1.C22</svg:desc>
                </draw:g>
              </table:table-cell>
              <table:table-cell office:value-type="float" office:value="0">
                <text:p>0</text:p>
                <draw:g>
                  <svg:desc>Sheet1.C23:Sheet1.C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1.06">
                <text:p>1.06</text:p>
              </table:table-cell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1">
                <text:p>1.11</text:p>
              </table:table-cell>
              <table:table-cell office:value-type="float" office:value="1.26">
                <text:p>1.26</text:p>
              </table:table-cell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">
                <text:p>1.15</text:p>
              </table:table-cell>
              <table:table-cell office:value-type="float" office:value="1.75">
                <text:p>1.75</text:p>
              </table:table-cell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">
                <text:p>0.28</text:p>
              </table:table-cell>
              <table:table-cell office:value-type="float" office:value="0.32">
                <text:p>0.32</text:p>
              </table:table-cell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plot-area chart:style-name="ch2" table:cell-range-address="Sheet1.E27:Sheet1.F30" chart:data-source-has-labels="column" svg:x="0.32cm" svg:y="0.18cm" svg:width="15.36cm" svg:height="8.645cm">
          <chartooo:coordinate-region svg:x="1.232cm" svg:y="0.379cm" svg:width="14.354cm" svg:height="7.799cm"/>
          <chart:axis chart:dimension="x" chart:name="primary-x" chart:style-name="ch3" chartooo:axis-type="auto">
            <chartooo:date-scale/>
            <chart:categories table:cell-range-address="Sheet1.E27:Sheet1.E3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F27:Sheet1.F30" chart:class="chart:line">
            <chart:data-point chart:repeated="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E27:Sheet1.E30</svg:desc>
                </draw:g>
              </table:table-cell>
              <table:table-cell office:value-type="float" office:value="1.11">
                <text:p>1.11</text:p>
                <draw:g>
                  <svg:desc>Sheet1.F27:Sheet1.F30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Windows_x86 LibreOffice_project/8a35821d8636a03b8bf4e15b48f59794652c68b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